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072cm" fo:min-width="0.82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color="#ffff00" draw:fill="solid" draw:fill-color="#ffbf00" draw:textarea-vertical-align="middle" draw:auto-grow-height="false" fo:min-height="0.25cm" fo:min-width="0cm" fo:wrap-option="wrap" loext:decorative="false"/>
    </style:style>
    <style:style style:name="gr5" style:family="graphic" style:parent-style-name="objectwithoutfill">
      <style:graphic-properties svg:stroke-width="0.1cm" svg:stroke-color="#f10d0c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104cm" fo:min-width="0cm" loext:decorative="false"/>
    </style:style>
    <style:style style:name="gr7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.458cm" fo:min-width="0.208cm" loext:decorative="false"/>
    </style:style>
    <style:style style:name="gr8" style:family="graphic" style:parent-style-name="standard">
      <style:graphic-properties svg:stroke-color="#ff8000" draw:fill="solid" draw:fill-color="#ffbf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bf00" draw:fill="solid" draw:fill-color="#ffffff" draw:textarea-horizontal-align="justify" draw:textarea-vertical-align="middle" draw:auto-grow-height="false" fo:min-height="0.6cm" fo:min-width="1cm" draw:shadow="hidden" loext:decorative="false"/>
    </style:style>
    <style:style style:name="gr12" style:family="graphic" style:parent-style-name="standard">
      <style:graphic-properties svg:stroke-width="0.05cm" svg:stroke-color="#f10d0c" draw:marker-start-width="0.28cm" draw:marker-end-width="0.28cm" draw:fill="solid" draw:fill-color="#ff0000" draw:textarea-horizontal-align="justify" draw:textarea-vertical-align="middle" draw:auto-grow-height="false" fo:min-height="0cm" fo:min-width="0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cm" svg:stroke-color="#f10d0c" draw:marker-start-width="0.21cm" draw:marker-end-width="0.21cm" draw:fill="solid" draw:fill-color="#ff0000" draw:textarea-horizontal-align="justify" draw:textarea-vertical-align="middle" draw:auto-grow-height="false" fo:min-height="0cm" fo:min-width="0cm" fo:padding-top="0.125cm" fo:padding-bottom="0.125cm" fo:padding-left="0.25cm" fo:padding-right="0.25cm" style:writing-mode="lr-tb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b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5cm" svg:height="2.5cm" svg:x="0.5cm" svg:y="0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draw:transform="rotate (-3.14159265358979) translate (1cm 2.75cm)">
          <text:p/>
          <draw:enhanced-geometry draw:glue-point-type="segments" draw:type="mso-spt100" draw:modifiers="-105.540436130564 104.77162149216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5" draw:text-style-name="P4" draw:layer="layout" svg:x1="0.75cm" svg:y1="2.75cm" svg:x2="0.75cm" svg:y2="1.5cm">
          <text:p/>
        </draw:line>
        <draw:custom-shape draw:style-name="gr4" draw:text-style-name="P3" draw:layer="layout" svg:width="0.5cm" svg:height="0.5cm" svg:x="1.5cm" svg:y="0.75cm">
          <text:p/>
          <draw:enhanced-geometry draw:glue-point-type="segments" draw:type="mso-spt100" draw:modifiers="-105.540436130564 104.77162149216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5cm" svg:height="0.5cm" svg:x="1cm" svg:y="2.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4" draw:layer="layout" svg:x1="1.75cm" svg:y1="0.75cm" svg:x2="1.75cm" svg:y2="2cm">
          <text:p/>
        </draw:line>
        <draw:custom-shape draw:style-name="gr7" draw:text-style-name="P5" draw:layer="layout" svg:width="1cm" svg:height="1cm" svg:x="0.75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cm" svg:height="0.5cm" svg:x="1cm" svg:y="0.75cm">
          <text:p/>
          <draw:enhanced-geometry svg:viewBox="0 0 21600 21600" draw:glue-points="10800 0 3163 3163 0 10800 3163 18437 10800 21600 18437 18437 21600 10800 18437 3163" draw:text-areas="3163 3163 18437 18437" draw:type="smiley" draw:modifiers="16524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3" draw:layer="layout" svg:width="0.5cm" svg:height="0.25cm" svg:x="1cm" svg:y="0.6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0.5cm" svg:height="0.25cm" svg:x="1cm" svg:y="0.6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0.5cm" svg:height="0.25cm" svg:x="1cm" svg:y="0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0.5cm" svg:height="0.25cm" draw:transform="rotate (-3.14159265358979) translate (1.5cm 2.899cm)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0.5cm" svg:height="0.25cm" draw:transform="rotate (-3.14159265358979) translate (1.5cm 2.899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3" draw:layer="layout" svg:width="0.5cm" svg:height="0.25cm" draw:transform="rotate (-3.14159265358979) translate (1.5cm 2.8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0.249cm" svg:height="0.249cm" svg:x="1.751cm" svg:y="0.5cm">
          <text:p text:style-name="P6"><text:span text:style-name="T1">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draw:layer="layout" svg:width="0.249cm" svg:height="0.249cm" draw:transform="rotate (-3.14159265358979) translate (0.749cm 3cm)">
          <text:p text:style-name="P6"><text:span text:style-name="T1">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11" draw:text-style-name="P8" draw:layer="layout" svg:width="0.275cm" svg:height="0.887cm" svg:x="1.4cm" svg:y="1.307cm" svg:viewBox="0 0 276 888" svg:d="M102 878c-6 3-13 7-19 10l-3-7-12-31-11-32-10-33-9-34-9-34-7-35-6-36-5-36-5-37-3-37-2-37-1-37v-38l1-37 2-37 3-37 5-37 5-36 6-36 7-35 9-34 9-34 10-33 11-32 12-31 2-5c7 3 13 7 20 11 70 40 130 98 173 166l-2 4-8 14-7 14-6 15-6 16-5 15-6 17-4 17-4 17-4 18-3 17-3 19-2 18-1 18-1 19-1 19v18l1 19 1 19 1 18 2 18 3 19 3 17 4 18 4 17 4 17 6 16 5 16 6 16 6 15 7 14 8 14 3 5c-44 69-103 127-174 168z">
          <text:p/>
        </draw:path>
        <draw:path draw:style-name="gr11" draw:text-style-name="P8" draw:layer="layout" svg:width="0.275cm" svg:height="0.887cm" draw:transform="rotate (-3.14159265358979) translate (1.1cm 2.1927307644774cm)" svg:viewBox="0 0 276 888" svg:d="M102 878c-6 3-13 7-19 10l-3-7-12-31-11-32-10-33-9-34-9-34-7-35-6-36-5-36-5-37-3-37-2-37-1-37v-38l1-37 2-37 3-37 5-37 5-36 6-36 7-35 9-34 9-34 10-33 11-32 12-31 2-5c7 3 13 7 20 11 70 40 130 98 173 166l-2 4-8 14-7 14-6 15-6 16-5 15-6 17-4 17-4 17-4 18-3 17-3 19-2 18-1 18-1 19-1 19v18l1 19 1 19 1 18 2 18 3 19 3 17 4 18 4 17 4 17 6 16 5 16 6 16 6 15 7 14 8 14 3 5c-44 69-103 127-174 168z">
          <text:p/>
        </draw:path>
        <draw:path draw:style-name="gr11" draw:text-style-name="P8" draw:layer="layout" svg:width="0.275cm" svg:height="0.887cm" draw:transform="rotate (1.5707963267949) translate (0.807269235522604cm 1.6cm)" svg:viewBox="0 0 276 888" svg:d="M102 878c-6 3-13 7-19 10l-3-7-12-31-11-32-10-33-9-34-9-34-7-35-6-36-5-36-5-37-3-37-2-37-1-37v-38l1-37 2-37 3-37 5-37 5-36 6-36 7-35 9-34 9-34 10-33 11-32 12-31 2-5c7 3 13 7 20 11 70 40 130 98 173 166l-2 4-8 14-7 14-6 15-6 16-5 15-6 17-4 17-4 17-4 18-3 17-3 19-2 18-1 18-1 19-1 19v18l1 19 1 19 1 18 2 18 3 19 3 17 4 18 4 17 4 17 6 16 5 16 6 16 6 15 7 14 8 14 3 5c-44 69-103 127-174 168z">
          <text:p/>
        </draw:path>
        <draw:path draw:style-name="gr11" draw:text-style-name="P8" draw:layer="layout" svg:width="0.275cm" svg:height="0.887cm" draw:transform="rotate (-1.5707963267949) translate (1.6927307644774cm 1.9cm)" svg:viewBox="0 0 276 888" svg:d="M102 878c-6 3-13 7-19 10l-3-7-12-31-11-32-10-33-9-34-9-34-7-35-6-36-5-36-5-37-3-37-2-37-1-37v-38l1-37 2-37 3-37 5-37 5-36 6-36 7-35 9-34 9-34 10-33 11-32 12-31 2-5c7 3 13 7 20 11 70 40 130 98 173 166l-2 4-8 14-7 14-6 15-6 16-5 15-6 17-4 17-4 17-4 18-3 17-3 19-2 18-1 18-1 19-1 19v18l1 19 1 19 1 18 2 18 3 19 3 17 4 18 4 17 4 17 6 16 5 16 6 16 6 15 7 14 8 14 3 5c-44 69-103 127-174 168z">
          <text:p/>
        </draw:path>
        <draw:custom-shape draw:style-name="gr12" draw:text-style-name="P7" draw:layer="layout" svg:width="0.124cm" svg:height="0.124cm" svg:x="0.9cm" svg:y="1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124cm" svg:height="0.124cm" draw:transform="rotate (-1.5707963267949) translate (1.6cm 1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124cm" svg:height="0.124cm" draw:transform="rotate (-3.14159265358979) translate (1.599cm 2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124cm" svg:height="0.124cm" draw:transform="rotate (1.5707963267949) translate (0.9cm 2.099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125cm" svg:height="0.125cm" svg:x="1.188cm" svg:y="1.42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125cm" svg:height="0.125cm" draw:transform="rotate (-3.14159265358979) translate (1.311cm 2.077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125cm" svg:height="0.125cm" draw:transform="rotate (1.5707963267949) translate (0.923cm 1.81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7" draw:layer="layout" svg:width="0.125cm" svg:height="0.125cm" draw:transform="rotate (-1.5707963267949) translate (1.578cm 1.687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125cm" svg:height="0.125cm" svg:x="1.189cm" svg:y="0.6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0.125cm" svg:height="0.125cm" draw:transform="rotate (-3.14159265358979) translate (1.311cm 2.824cm)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4-19T14:36:35.891000000</dc:date>
    <meta:editing-duration>PT2H13M</meta:editing-duration>
    <meta:editing-cycles>34</meta:editing-cycles>
    <meta:generator>LibreOffice/24.2.1.2$Windows_X86_64 LibreOffice_project/db4def46b0453cc22e2d0305797cf981b68ef5ac</meta:generator>
    <meta:document-statistic meta:object-count="32"/>
  </office:meta>
</office:document-meta>
</file>